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50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WHERE (150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WHAT (150:2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HOW (150:3-5)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draw:page draw:name="Slide2" draw:style-name="a448" draw:master-page-name="Master1-Layout12-tx-Title-and-Text" presentation:presentation-page-layout-name="Master1-PPL12" draw:id="Slide-257">
        <draw:frame draw:id="id85" presentation:style-name="a452" draw:name="Title 1" svg:x="1.38in" svg:y="0.4in" svg:width="10.6in" svg:height="1.44965in" presentation:class="title" presentation:placeholder="false">
          <draw:text-box>
            <text:p text:style-name="a451" text:class-names="" text:cond-style-name=""><text:span text:style-name="a449" text:class-names="">HOW (150:3-5)<text:s text:c="1"/></text:span><text:span text:style-name="a450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<text:s text:c="1"/>Praise him with trumpet, lyre, harp, tambourine, stringed instruments, flutes, and cymbals (150:3-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Praise him with dancing (150:4).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PSALM 150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WHERE (150:1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WHAT (150:2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HOW (150:3-5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WHO (150:6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50 </dc:title>
    <meta:initial-creator>David STRICKLAND</meta:initial-creator>
    <dc:creator>David STRICKLAND</dc:creator>
    <meta:creation-date>2020-02-22T17:40:16Z</meta:creation-date>
    <dc:date>2020-02-22T17:40:16Z</dc:date>
    <meta:template xlink:href="BibleStudy" xlink:type="simple"/>
    <meta:editing-cycles>1</meta:editing-cycles>
    <meta:editing-duration>PT0S</meta:editing-duration>
    <meta:document-statistic meta:paragraph-count="12" meta:word-count="65"/>
  </office:meta>
</office:document-meta>
</file>